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Complete_20_se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8" style:family="table-cell" style:parent-style-name="Default">
      <style:text-properties fo:font-size="8pt" style:font-size-asian="8pt" style:font-size-complex="8pt"/>
    </style:style>
    <style:style style:name="ce45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2" style:family="table-cell" style:parent-style-name="Default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N+ data set" table:style-name="ta1">
        <office:forms form:automatic-focus="false" form:apply-design-mode="false"/>
        <table:table-column table:style-name="co1" table:number-columns-repeated="1024" table:default-cell-style-name="ce48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ype</text:p>
          </table:table-cell>
          <table:table-cell table:style-name="ce52" office:value-type="string" calcext:value-type="string">
            <text:p>Temperature</text:p>
          </table:table-cell>
          <table:table-cell table:style-name="ce52" office:value-type="string" calcext:value-type="string">
            <text:p>Dew Point</text:p>
          </table:table-cell>
          <table:table-cell table:style-name="ce52" office:value-type="string" calcext:value-type="string">
            <text:p>Humidity</text:p>
          </table:table-cell>
          <table:table-cell table:style-name="ce52" office:value-type="string" calcext:value-type="string">
            <text:p>Wind</text:p>
          </table:table-cell>
          <table:table-cell table:style-name="ce52" office:value-type="string" calcext:value-type="string">
            <text:p>Wind Speed</text:p>
          </table:table-cell>
          <table:table-cell table:style-name="ce52" office:value-type="string" calcext:value-type="string">
            <text:p>Wind Gust</text:p>
          </table:table-cell>
          <table:table-cell table:style-name="ce52" office:value-type="string" calcext:value-type="string">
            <text:p>Pressure</text:p>
          </table:table-cell>
          <table:table-cell table:style-name="ce54" table:number-columns-repeated="2"/>
          <table:table-cell table:style-name="ce5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0M01S" calcext:value-type="time">
            <text:p>08:00:01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3" calcext:value-type="float">
            <text:p>3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0M05S" calcext:value-type="time">
            <text:p>08:00:05</text:p>
          </table:table-cell>
          <table:table-cell table:style-name="ce44" office:value-type="string" calcext:value-type="string">
            <text:p>Direction 1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Tram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0M05S" calcext:value-type="time">
            <text:p>08:00:05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2" calcext:value-type="float">
            <text:p>2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0M10S" calcext:value-type="time">
            <text:p>08:00:10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0M25S" calcext:value-type="time">
            <text:p>08:00:25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3" calcext:value-type="float">
            <text:p>3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0M39S" calcext:value-type="time">
            <text:p>08:00:39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0M42S" calcext:value-type="time">
            <text:p>08:00:42</text:p>
          </table:table-cell>
          <table:table-cell table:style-name="ce44" office:value-type="string" calcext:value-type="string">
            <text:p>Direction 5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Bus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1M15S" calcext:value-type="time">
            <text:p>08:01:15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5" calcext:value-type="float">
            <text:p>5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1M15S" calcext:value-type="time">
            <text:p>08:01:15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Bus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1M20S" calcext:value-type="time">
            <text:p>08:01:20</text:p>
          </table:table-cell>
          <table:table-cell table:style-name="ce44" office:value-type="string" calcext:value-type="string">
            <text:p>Direction 3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Bus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1M21S" calcext:value-type="time">
            <text:p>08:01:21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4" calcext:value-type="float">
            <text:p>4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1M23S" calcext:value-type="time">
            <text:p>08:01:23</text:p>
          </table:table-cell>
          <table:table-cell table:style-name="ce44" office:value-type="string" calcext:value-type="string">
            <text:p>Direction 10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1M23S" calcext:value-type="time">
            <text:p>08:01:23</text:p>
          </table:table-cell>
          <table:table-cell table:style-name="ce44" office:value-type="string" calcext:value-type="string">
            <text:p>Direction 14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Tram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1M25S" calcext:value-type="time">
            <text:p>08:01:25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2" calcext:value-type="float">
            <text:p>2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1M30S" calcext:value-type="time">
            <text:p>08:01:30</text:p>
          </table:table-cell>
          <table:table-cell table:style-name="ce44" office:value-type="string" calcext:value-type="string">
            <text:p>Direction 5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Bus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1M48S" calcext:value-type="time">
            <text:p>08:01:48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1M52S" calcext:value-type="time">
            <text:p>08:01:52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2M05S" calcext:value-type="time">
            <text:p>08:02:05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4" calcext:value-type="float">
            <text:p>4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2M10S" calcext:value-type="time">
            <text:p>08:02:10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2" calcext:value-type="float">
            <text:p>2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2M15S" calcext:value-type="time">
            <text:p>08:02:15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2M30S" calcext:value-type="time">
            <text:p>08:02:30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2" calcext:value-type="float">
            <text:p>2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2M35S" calcext:value-type="time">
            <text:p>08:02:35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2M38S" calcext:value-type="time">
            <text:p>08:02:38</text:p>
          </table:table-cell>
          <table:table-cell table:style-name="ce44" office:value-type="string" calcext:value-type="string">
            <text:p>Direction 4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2M41S" calcext:value-type="time">
            <text:p>08:02:41</text:p>
          </table:table-cell>
          <table:table-cell table:style-name="ce44" office:value-type="string" calcext:value-type="string">
            <text:p>Direction 12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2M48S" calcext:value-type="time">
            <text:p>08:02:48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2M50S" calcext:value-type="time">
            <text:p>08:02:50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2" calcext:value-type="float">
            <text:p>2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3M11S" calcext:value-type="time">
            <text:p>08:03:11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2" calcext:value-type="float">
            <text:p>2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3M15S" calcext:value-type="time">
            <text:p>08:03:15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3M19S" calcext:value-type="time">
            <text:p>08:03:19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3" calcext:value-type="float">
            <text:p>3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3M38S" calcext:value-type="time">
            <text:p>08:03:38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3M40S" calcext:value-type="time">
            <text:p>08:03:40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3M48S" calcext:value-type="time">
            <text:p>08:03:48</text:p>
          </table:table-cell>
          <table:table-cell table:style-name="ce44" office:value-type="string" calcext:value-type="string">
            <text:p>Direction 1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Tram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4M26S" calcext:value-type="time">
            <text:p>08:04:26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3" calcext:value-type="float">
            <text:p>3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4M52S" calcext:value-type="time">
            <text:p>08:04:52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5M08S" calcext:value-type="time">
            <text:p>08:05:08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2" calcext:value-type="float">
            <text:p>2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5M14S" calcext:value-type="time">
            <text:p>08:05:14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3" calcext:value-type="float">
            <text:p>3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5M18S" calcext:value-type="time">
            <text:p>08:05:18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2" calcext:value-type="float">
            <text:p>2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5M48S" calcext:value-type="time">
            <text:p>08:05:48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5M53S" calcext:value-type="time">
            <text:p>08:05:53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2" calcext:value-type="float">
            <text:p>2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6M03S" calcext:value-type="time">
            <text:p>08:06:03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3" calcext:value-type="float">
            <text:p>3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6M28S" calcext:value-type="time">
            <text:p>08:06:28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3" calcext:value-type="float">
            <text:p>3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6M34S" calcext:value-type="time">
            <text:p>08:06:34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2" calcext:value-type="float">
            <text:p>2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6M48S" calcext:value-type="time">
            <text:p>08:06:48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3" calcext:value-type="float">
            <text:p>3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6M52S" calcext:value-type="time">
            <text:p>08:06:52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6M55S" calcext:value-type="time">
            <text:p>08:06:55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7M16S" calcext:value-type="time">
            <text:p>08:07:16</text:p>
          </table:table-cell>
          <table:table-cell table:style-name="ce44" office:value-type="string" calcext:value-type="string">
            <text:p>Direction 12</text:p>
          </table:table-cell>
          <table:table-cell table:style-name="ce47" office:value-type="float" office:value="2" calcext:value-type="float">
            <text:p>2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7M21S" calcext:value-type="time">
            <text:p>08:07:21</text:p>
          </table:table-cell>
          <table:table-cell table:style-name="ce44" office:value-type="string" calcext:value-type="string">
            <text:p>Direction 1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Tram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7M31S" calcext:value-type="time">
            <text:p>08:07:31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2" calcext:value-type="float">
            <text:p>2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7M35S" calcext:value-type="time">
            <text:p>08:07:35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7M38S" calcext:value-type="time">
            <text:p>08:07:38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2" calcext:value-type="float">
            <text:p>2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7M42S" calcext:value-type="time">
            <text:p>08:07:42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3" calcext:value-type="float">
            <text:p>3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7M43S" calcext:value-type="time">
            <text:p>08:07:43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3" calcext:value-type="float">
            <text:p>3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7M45S" calcext:value-type="time">
            <text:p>08:07:45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2" calcext:value-type="float">
            <text:p>2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7M53S" calcext:value-type="time">
            <text:p>08:07:53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7M58S" calcext:value-type="time">
            <text:p>08:07:58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8M23S" calcext:value-type="time">
            <text:p>08:08:23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3" calcext:value-type="float">
            <text:p>3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8M53S" calcext:value-type="time">
            <text:p>08:08:53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8M55S" calcext:value-type="time">
            <text:p>08:08:55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8M59S" calcext:value-type="time">
            <text:p>08:08:59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9M05S" calcext:value-type="time">
            <text:p>08:09:05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2" calcext:value-type="float">
            <text:p>2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9M13S" calcext:value-type="time">
            <text:p>08:09:13</text:p>
          </table:table-cell>
          <table:table-cell table:style-name="ce44" office:value-type="string" calcext:value-type="string">
            <text:p>Direction 13</text:p>
          </table:table-cell>
          <table:table-cell table:style-name="ce47" office:value-type="float" office:value="4" calcext:value-type="float">
            <text:p>4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9M21S" calcext:value-type="time">
            <text:p>08:09:21</text:p>
          </table:table-cell>
          <table:table-cell table:style-name="ce44" office:value-type="string" calcext:value-type="string">
            <text:p>Direction 4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9M37S" calcext:value-type="time">
            <text:p>08:09:37</text:p>
          </table:table-cell>
          <table:table-cell table:style-name="ce44" office:value-type="string" calcext:value-type="string">
            <text:p>Direction 8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9M40S" calcext:value-type="time">
            <text:p>08:09:40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9M42S" calcext:value-type="time">
            <text:p>08:09:42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3" calcext:value-type="float">
            <text:p>3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9M52S" calcext:value-type="time">
            <text:p>08:09:52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>
          <table:table-cell table:style-name="ce44" office:value-type="string" calcext:value-type="string">
            <text:p>2022.06.09</text:p>
          </table:table-cell>
          <table:table-cell table:style-name="ce45" office:value-type="time" office:time-value="PT08H09M59S" calcext:value-type="time">
            <text:p>08:09:59</text:p>
          </table:table-cell>
          <table:table-cell table:style-name="ce44" office:value-type="string" calcext:value-type="string">
            <text:p>Direction 6</text:p>
          </table:table-cell>
          <table:table-cell table:style-name="ce47" office:value-type="float" office:value="1" calcext:value-type="float">
            <text:p>1</text:p>
          </table:table-cell>
          <table:table-cell table:style-name="ce44" office:value-type="string" calcext:value-type="string">
            <text:p>Normal</text:p>
          </table:table-cell>
          <table:table-cell table:style-name="ce53" office:value-type="string" calcext:value-type="string">
            <text:p>61 °F</text:p>
          </table:table-cell>
          <table:table-cell table:style-name="ce53" office:value-type="string" calcext:value-type="string">
            <text:p>55 °F</text:p>
          </table:table-cell>
          <table:table-cell table:style-name="ce53" office:value-type="string" calcext:value-type="string">
            <text:p>82 %</text:p>
          </table:table-cell>
          <table:table-cell table:style-name="ce53" office:value-type="string" calcext:value-type="string">
            <text:p>WSW</text:p>
          </table:table-cell>
          <table:table-cell table:style-name="ce53" office:value-type="string" calcext:value-type="string">
            <text:p>9 mph</text:p>
          </table:table-cell>
          <table:table-cell table:style-name="ce53" office:value-type="string" calcext:value-type="string">
            <text:p>0 mph</text:p>
          </table:table-cell>
          <table:table-cell table:style-name="ce53" office:value-type="string" calcext:value-type="string">
            <text:p>29.79 in</text:p>
          </table:table-cell>
          <table:table-cell table:style-name="ce53" table:number-columns-repeated="3"/>
          <table:table-cell table:number-columns-repeated="1009"/>
        </table:table-row>
        <table:table-row table:style-name="ro1" table:number-rows-repeated="3">
          <table:table-cell table:style-name="ce44"/>
          <table:table-cell table:style-name="ce45"/>
          <table:table-cell table:style-name="ce44"/>
          <table:table-cell table:style-name="ce47"/>
          <table:table-cell table:style-name="ce44"/>
          <table:table-cell table:style-name="ce53" table:number-columns-repeated="10"/>
          <table:table-cell table:number-columns-repeated="1009"/>
        </table:table-row>
        <table:table-row table:style-name="ro1" table:number-rows-repeated="98">
          <table:table-cell table:style-name="ce44"/>
          <table:table-cell table:style-name="ce45"/>
          <table:table-cell table:style-name="ce44" table:number-columns-repeated="4"/>
          <table:table-cell table:number-columns-repeated="1018"/>
        </table:table-row>
        <table:table-row table:style-name="ro1" table:number-rows-repeated="8352">
          <table:table-cell table:style-name="ce44"/>
          <table:table-cell table:style-name="ce45"/>
          <table:table-cell table:style-name="ce44"/>
          <table:table-cell table:style-name="ce47"/>
          <table:table-cell table:style-name="ce44"/>
          <table:table-cell table:number-columns-repeated="1019"/>
        </table:table-row>
        <table:table-row table:style-name="ro2" table:number-rows-repeated="1025091">
          <table:table-cell table:number-columns-repeated="1024"/>
        </table:table-row>
        <table:table-row table:style-name="ro3" table:number-rows-repeated="149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 number:textual="true"/>
      <number:text>-</number:text>
      <number:year/>
    </number:date-style>
    <number:date-style style:name="N10150" number:language="en" number:country="US">
      <number:day/>
      <number:text>-</number:text>
      <number:month number:textual="true"/>
    </number:date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8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Complete_20_set" style:display-name="PageStyle_Complete s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12T14:34:07.963064570</dc:date>
    <meta:editing-duration>PT7M41S</meta:editing-duration>
    <meta:editing-cycles>5</meta:editing-cycles>
    <meta:document-statistic meta:table-count="1" meta:cell-count="816" meta:object-count="0"/>
  </office:meta>
</office:document-meta>
</file>